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12pt" officeooo:paragraph-rsid="001777e9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bold" officeooo:paragraph-rsid="001777e9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normal" officeooo:rsid="001cdb04" officeooo:paragraph-rsid="001777e9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normal" officeooo:rsid="001e2d07" officeooo:paragraph-rsid="001777e9" style:font-size-asian="12pt" style:font-weight-asian="normal" style:font-size-complex="12pt" style:font-weight-complex="normal"/>
    </style:style>
    <style:style style:name="T1" style:family="text">
      <style:text-properties officeooo:rsid="001cdb04"/>
    </style:style>
    <style:style style:name="T2" style:family="text">
      <style:text-properties officeooo:rsid="001e2d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21 – COMANDOS BÁSICOS LINUX 05 - TAIL, TAC E WC</text:h>
      <text:p text:style-name="P2"/>
      <text:p text:style-name="P2">*** <text:span text:style-name="T1">COMANDO TAIL ***</text:span></text:p>
      <text:p text:style-name="P2"/>
      <text:p text:style-name="P3">Usado para ver as últimas linhas de um arquivo.</text:p>
      <text:p text:style-name="P3"/>
      <text:p text:style-name="P3">Tail arq1 <text:tab/><text:tab/><text:tab/>Mos<text:span text:style-name="T2">tra as ultimas linhas de arq1</text:span></text:p>
      <text:p text:style-name="P3"/>
      <text:p text:style-name="P4">tail -n 20 arq1 <text:tab/><text:tab/>Mostra as 20 últimas linhas de arq1</text:p>
      <text:p text:style-name="P4"/>
      <text:p text:style-name="P4">tail -f /var/log/messages<text:tab/>Mostra as 10 últimas linhas dinamicamente, enquanto são geradas</text:p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7T11:42:02.330231887</meta:creation-date>
    <dc:date>2020-01-27T11:43:02.196404053</dc:date>
    <meta:editing-duration>PT1M</meta:editing-duration>
    <meta:editing-cycles>2</meta:editing-cycles>
    <meta:document-statistic meta:table-count="0" meta:image-count="0" meta:object-count="0" meta:page-count="1" meta:paragraph-count="6" meta:word-count="54" meta:character-count="301" meta:non-whitespace-character-count="247"/>
    <meta:generator>LibreOffice/6.3.3.2.0$Linux_X86_64 LibreOffice_project/30$Build-2</meta:generator>
  </office:meta>
</office:document-meta>
</file>